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Unifont" svg:font-family="Unifont" style:font-family-generic="system" style:font-pitch="variable"/>
    <style:font-face style:name="sans-serif" svg:font-family="sans-serif"/>
  </office:font-face-decls>
  <office:automatic-styles>
    <style:style style:name="Table1" style:family="table">
      <style:table-properties style:width="6.6931in" table:align="margins" style:writing-mode="lr-tb"/>
    </style:style>
    <style:style style:name="Table1.A" style:family="table-column">
      <style:table-column-properties style:column-width="1.6236in" style:rel-column-width="15896*"/>
    </style:style>
    <style:style style:name="Table1.B" style:family="table-column">
      <style:table-column-properties style:column-width="1.8778in" style:rel-column-width="18383*"/>
    </style:style>
    <style:style style:name="Table1.C" style:family="table-column">
      <style:table-column-properties style:column-width="3.1924in" style:rel-column-width="31256*"/>
    </style:style>
    <style:style style:name="Table1.A1" style:family="table-cell">
      <style:table-cell-properties fo:padding="0in" fo:border="none" style:writing-mode="page"/>
    </style:style>
    <style:style style:name="Table2" style:family="table">
      <style:table-properties style:width="6.6931in" table:align="margins" style:writing-mode="lr-tb"/>
    </style:style>
    <style:style style:name="Table2.A" style:family="table-column">
      <style:table-column-properties style:column-width="1.6236in" style:rel-column-width="15896*"/>
    </style:style>
    <style:style style:name="Table2.B" style:family="table-column">
      <style:table-column-properties style:column-width="1.8778in" style:rel-column-width="18383*"/>
    </style:style>
    <style:style style:name="Table2.C" style:family="table-column">
      <style:table-column-properties style:column-width="3.1924in" style:rel-column-width="31256*"/>
    </style:style>
    <style:style style:name="Table2.A1" style:family="table-cell">
      <style:table-cell-properties fo:padding="0in" fo:border="none" style:writing-mode="page"/>
    </style:style>
    <style:style style:name="Table3" style:family="table">
      <style:table-properties style:width="6.6931in" table:align="margins" style:writing-mode="lr-tb"/>
    </style:style>
    <style:style style:name="Table3.A" style:family="table-column">
      <style:table-column-properties style:column-width="1.6236in" style:rel-column-width="15896*"/>
    </style:style>
    <style:style style:name="Table3.B" style:family="table-column">
      <style:table-column-properties style:column-width="1.8778in" style:rel-column-width="18383*"/>
    </style:style>
    <style:style style:name="Table3.C" style:family="table-column">
      <style:table-column-properties style:column-width="3.1924in" style:rel-column-width="31256*"/>
    </style:style>
    <style:style style:name="Table3.A1" style:family="table-cell">
      <style:table-cell-properties fo:padding="0in" fo:border="none" style:writing-mode="page"/>
    </style:style>
    <style:style style:name="P1" style:family="paragraph" style:parent-style-name="Standard">
      <style:paragraph-properties style:writing-mode="lr-tb"/>
      <style:text-properties officeooo:paragraph-rsid="0020768b"/>
    </style:style>
    <style:style style:name="P2" style:family="paragraph" style:parent-style-name="Heading_20_1">
      <style:paragraph-properties style:writing-mode="lr-tb"/>
      <style:text-properties style:font-name="Liberation Serif" fo:font-size="11pt" officeooo:rsid="001d88f8" officeooo:paragraph-rsid="001d88f8" style:font-size-asian="11pt" style:font-size-complex="11pt"/>
    </style:style>
    <style:style style:name="P3" style:family="paragraph" style:parent-style-name="Standard">
      <style:paragraph-properties style:writing-mode="lr-tb"/>
      <style:text-properties style:font-name="sans-serif" fo:font-size="10.5pt" officeooo:rsid="001e8aa0" officeooo:paragraph-rsid="001f4395"/>
    </style:style>
    <style:style style:name="P4" style:family="paragraph" style:parent-style-name="Standard">
      <style:paragraph-properties style:writing-mode="lr-tb"/>
      <style:text-properties officeooo:rsid="001e8aa0" officeooo:paragraph-rsid="00250ace"/>
    </style:style>
    <style:style style:name="P5" style:family="paragraph" style:parent-style-name="Standard">
      <style:paragraph-properties style:writing-mode="lr-tb"/>
      <style:text-properties style:font-name="Liberation Serif" fo:font-size="11pt" style:font-size-asian="11pt" style:font-size-complex="11pt"/>
    </style:style>
    <style:style style:name="P6" style:family="paragraph" style:parent-style-name="Standard">
      <style:paragraph-properties style:writing-mode="lr-tb"/>
      <style:text-properties style:font-name="Liberation Serif" fo:font-size="11pt" officeooo:rsid="001e8aa0" officeooo:paragraph-rsid="00242275" style:font-size-asian="11pt" style:font-size-complex="11pt"/>
    </style:style>
    <style:style style:name="P7" style:family="paragraph" style:parent-style-name="Standard">
      <style:paragraph-properties style:writing-mode="lr-tb"/>
      <style:text-properties style:font-name="Liberation Serif" fo:font-size="11pt" officeooo:rsid="001e8aa0" officeooo:paragraph-rsid="0020768b" style:font-size-asian="11pt" style:font-size-complex="11pt"/>
    </style:style>
    <style:style style:name="P8" style:family="paragraph" style:parent-style-name="Standard">
      <style:paragraph-properties style:writing-mode="lr-tb"/>
      <style:text-properties style:font-name="Liberation Serif" fo:font-size="11pt" officeooo:rsid="001e8aa0" officeooo:paragraph-rsid="001f4395" style:font-size-asian="11pt" style:font-size-complex="11pt"/>
    </style:style>
    <style:style style:name="P9" style:family="paragraph" style:parent-style-name="Standard">
      <style:paragraph-properties style:writing-mode="lr-tb"/>
      <style:text-properties style:font-name="Liberation Serif" fo:font-size="11pt" officeooo:rsid="001e8aa0" officeooo:paragraph-rsid="00250ace" style:font-size-asian="11pt" style:font-size-complex="11pt"/>
    </style:style>
    <style:style style:name="P10" style:family="paragraph" style:parent-style-name="Standard">
      <style:paragraph-properties style:writing-mode="lr-tb"/>
      <style:text-properties style:font-name="Liberation Serif" fo:font-size="11pt" officeooo:rsid="001e8aa0" officeooo:paragraph-rsid="0026deb8" style:font-size-asian="11pt" style:font-size-complex="11pt"/>
    </style:style>
    <style:style style:name="P11" style:family="paragraph" style:parent-style-name="Standard">
      <style:paragraph-properties style:writing-mode="lr-tb"/>
      <style:text-properties style:font-name="Liberation Serif" fo:font-size="11pt" officeooo:rsid="001e8aa0" officeooo:paragraph-rsid="002c564c" style:font-size-asian="11pt" style:font-size-complex="11pt"/>
    </style:style>
    <style:style style:name="P12" style:family="paragraph" style:parent-style-name="Standard">
      <style:paragraph-properties style:writing-mode="lr-tb"/>
      <style:text-properties style:font-name="Liberation Serif" fo:font-size="11pt" officeooo:rsid="00242275" officeooo:paragraph-rsid="00242275" style:font-size-asian="11pt" style:font-size-complex="11pt"/>
    </style:style>
    <style:style style:name="P13" style:family="paragraph" style:parent-style-name="Standard">
      <style:paragraph-properties style:writing-mode="lr-tb"/>
      <style:text-properties style:font-name="Liberation Serif" fo:font-size="11pt" officeooo:rsid="00242275" officeooo:paragraph-rsid="0026deb8" style:font-size-asian="11pt" style:font-size-complex="11pt"/>
    </style:style>
    <style:style style:name="P14" style:family="paragraph" style:parent-style-name="Standard">
      <style:paragraph-properties style:writing-mode="lr-tb"/>
      <style:text-properties style:font-name="Liberation Serif" fo:font-size="11pt" officeooo:paragraph-rsid="00242275" style:font-size-asian="11pt" style:font-size-complex="11pt"/>
    </style:style>
    <style:style style:name="P15" style:family="paragraph" style:parent-style-name="Standard">
      <style:paragraph-properties style:writing-mode="lr-tb"/>
      <style:text-properties style:font-name="Liberation Serif" fo:font-size="11pt" officeooo:paragraph-rsid="0020768b" style:font-size-asian="11pt" style:font-size-complex="11pt"/>
    </style:style>
    <style:style style:name="P16" style:family="paragraph" style:parent-style-name="Standard">
      <style:paragraph-properties style:writing-mode="lr-tb"/>
      <style:text-properties style:font-name="Liberation Serif" fo:font-size="11pt" officeooo:rsid="00250ace" officeooo:paragraph-rsid="00250ace" style:font-size-asian="11pt" style:font-size-complex="11pt"/>
    </style:style>
    <style:style style:name="P17" style:family="paragraph" style:parent-style-name="Standard">
      <style:paragraph-properties style:writing-mode="lr-tb"/>
      <style:text-properties style:font-name="Liberation Serif" fo:font-size="11pt" officeooo:rsid="00250ace" officeooo:paragraph-rsid="002c564c" style:font-size-asian="11pt" style:font-size-complex="11pt"/>
    </style:style>
    <style:style style:name="P18" style:family="paragraph" style:parent-style-name="Standard">
      <style:paragraph-properties style:writing-mode="lr-tb"/>
      <style:text-properties style:font-name="Liberation Serif" fo:font-size="11pt" officeooo:rsid="0020768b" officeooo:paragraph-rsid="0020768b" style:font-size-asian="11pt" style:font-size-complex="11pt"/>
    </style:style>
    <style:style style:name="P19" style:family="paragraph" style:parent-style-name="Standard">
      <style:paragraph-properties style:writing-mode="lr-tb"/>
      <style:text-properties style:font-name="Liberation Serif" fo:font-size="11pt" officeooo:rsid="0020768b" officeooo:paragraph-rsid="00242275" style:font-size-asian="11pt" style:font-size-complex="11pt"/>
    </style:style>
    <style:style style:name="P20" style:family="paragraph" style:parent-style-name="Standard">
      <style:paragraph-properties style:writing-mode="lr-tb"/>
      <style:text-properties style:font-name="Liberation Serif" fo:font-size="11pt" officeooo:paragraph-rsid="00250ace" style:font-size-asian="11pt" style:font-size-complex="11pt"/>
    </style:style>
    <style:style style:name="P21" style:family="paragraph" style:parent-style-name="Standard">
      <style:paragraph-properties style:writing-mode="lr-tb"/>
      <style:text-properties style:font-name="Liberation Serif" fo:font-size="11pt" officeooo:rsid="001d88f8" officeooo:paragraph-rsid="001d88f8" style:font-size-asian="11pt" style:font-size-complex="11pt"/>
    </style:style>
    <style:style style:name="P22" style:family="paragraph" style:parent-style-name="Standard">
      <style:paragraph-properties style:writing-mode="lr-tb"/>
      <style:text-properties style:font-name="Liberation Serif" fo:font-size="11pt" officeooo:rsid="001d88f8" officeooo:paragraph-rsid="001f4395" style:font-size-asian="11pt" style:font-size-complex="11pt"/>
    </style:style>
    <style:style style:name="P23" style:family="paragraph" style:parent-style-name="Standard">
      <style:paragraph-properties style:writing-mode="lr-tb"/>
      <style:text-properties style:font-name="Liberation Serif" fo:font-size="11pt" officeooo:rsid="001d88f8" officeooo:paragraph-rsid="002b81fa" style:font-size-asian="11pt" style:font-size-complex="11pt"/>
    </style:style>
    <style:style style:name="P24" style:family="paragraph" style:parent-style-name="Standard">
      <style:paragraph-properties style:writing-mode="lr-tb"/>
      <style:text-properties style:font-name="Liberation Serif" fo:font-size="11pt" officeooo:paragraph-rsid="0026deb8" style:font-size-asian="11pt" style:font-size-complex="11pt"/>
    </style:style>
    <style:style style:name="P25" style:family="paragraph" style:parent-style-name="Standard">
      <style:paragraph-properties style:writing-mode="lr-tb"/>
      <style:text-properties style:font-name="Liberation Serif" fo:font-size="11pt" officeooo:rsid="0026deb8" officeooo:paragraph-rsid="0026deb8" style:font-size-asian="11pt" style:font-size-complex="11pt"/>
    </style:style>
    <style:style style:name="P26" style:family="paragraph" style:parent-style-name="Standard">
      <style:paragraph-properties style:writing-mode="lr-tb"/>
      <style:text-properties style:font-name="Liberation Serif" fo:font-size="11pt" officeooo:rsid="00283a94" officeooo:paragraph-rsid="00283a94" style:font-size-asian="11pt" style:font-size-complex="11pt"/>
    </style:style>
    <style:style style:name="P27" style:family="paragraph" style:parent-style-name="Standard">
      <style:paragraph-properties style:writing-mode="lr-tb"/>
      <style:text-properties style:font-name="Liberation Serif" fo:font-size="11pt" officeooo:rsid="0029a0b0" officeooo:paragraph-rsid="002c564c" style:font-size-asian="11pt" style:font-size-complex="11pt"/>
    </style:style>
    <style:style style:name="P28" style:family="paragraph" style:parent-style-name="Standard">
      <style:paragraph-properties style:writing-mode="lr-tb"/>
      <style:text-properties style:font-name="Liberation Serif" fo:font-size="11pt" officeooo:rsid="002b4e91" officeooo:paragraph-rsid="002b4e91" style:font-size-asian="11pt" style:font-size-complex="11pt"/>
    </style:style>
    <style:style style:name="P29" style:family="paragraph" style:parent-style-name="Standard">
      <style:paragraph-properties style:writing-mode="lr-tb"/>
      <style:text-properties style:font-name="Liberation Serif" fo:font-size="11pt" officeooo:rsid="002b81fa" officeooo:paragraph-rsid="002b81fa" style:font-size-asian="11pt" style:font-size-complex="11pt"/>
    </style:style>
    <style:style style:name="P30" style:family="paragraph" style:parent-style-name="Standard">
      <style:paragraph-properties fo:break-before="page" style:writing-mode="lr-tb"/>
      <style:text-properties style:font-name="Liberation Serif" fo:font-size="11pt" officeooo:paragraph-rsid="002b4e91" style:font-size-asian="11pt" style:font-size-complex="11pt"/>
    </style:style>
    <style:style style:name="P31" style:family="paragraph" style:parent-style-name="Standard">
      <style:paragraph-properties style:writing-mode="lr-tb"/>
      <style:text-properties style:font-name="Liberation Serif" fo:font-size="11pt" officeooo:rsid="002c564c" officeooo:paragraph-rsid="002c564c" style:font-size-asian="11pt" style:font-size-complex="11pt"/>
    </style:style>
    <style:style style:name="P32" style:family="paragraph" style:parent-style-name="Standard">
      <style:paragraph-properties style:writing-mode="lr-tb"/>
      <style:text-properties style:font-name="Liberation Serif" fo:font-size="11pt" officeooo:rsid="002e21c8" officeooo:paragraph-rsid="002e21c8" style:font-size-asian="11pt" style:font-size-complex="11pt"/>
    </style:style>
    <style:style style:name="P33" style:family="paragraph" style:parent-style-name="Standard">
      <style:paragraph-properties style:writing-mode="lr-tb"/>
      <style:text-properties style:font-name="Liberation Serif" fo:font-size="11pt" officeooo:rsid="002f298e" officeooo:paragraph-rsid="002f298e" style:font-size-asian="11pt" style:font-size-complex="11pt"/>
    </style:style>
    <style:style style:name="P34" style:family="paragraph" style:parent-style-name="Standard">
      <style:paragraph-properties style:writing-mode="lr-tb"/>
      <style:text-properties style:font-name="Liberation Serif" fo:font-size="11pt" fo:font-weight="bold" officeooo:rsid="001d88f8" officeooo:paragraph-rsid="001d88f8" style:font-size-asian="11pt" style:font-weight-asian="bold" style:font-size-complex="11pt" style:font-weight-complex="bold"/>
    </style:style>
    <style:style style:name="P35" style:family="paragraph" style:parent-style-name="Standard">
      <style:paragraph-properties style:writing-mode="lr-tb"/>
      <style:text-properties style:font-name="Liberation Serif" fo:font-size="11pt" fo:font-weight="bold" officeooo:rsid="001e8aa0" officeooo:paragraph-rsid="00242275" style:font-size-asian="11pt" style:font-weight-asian="bold" style:font-size-complex="11pt" style:font-weight-complex="bold"/>
    </style:style>
    <style:style style:name="P36" style:family="paragraph" style:parent-style-name="Standard">
      <style:paragraph-properties style:writing-mode="lr-tb"/>
      <style:text-properties style:font-name="Liberation Serif" fo:font-size="11pt" fo:font-weight="bold" officeooo:rsid="001e8aa0" officeooo:paragraph-rsid="00250ace" style:font-size-asian="11pt" style:font-weight-asian="bold" style:font-size-complex="11pt" style:font-weight-complex="bold"/>
    </style:style>
    <style:style style:name="P37" style:family="paragraph" style:parent-style-name="Standard">
      <style:paragraph-properties style:writing-mode="lr-tb"/>
      <style:text-properties style:font-name="Liberation Serif" fo:font-size="11pt" fo:font-weight="bold" officeooo:rsid="001e8aa0" officeooo:paragraph-rsid="0026deb8" style:font-size-asian="11pt" style:font-weight-asian="bold" style:font-size-complex="11pt" style:font-weight-complex="bold"/>
    </style:style>
    <style:style style:name="P38" style:family="paragraph" style:parent-style-name="Standard">
      <style:paragraph-properties style:writing-mode="lr-tb"/>
      <style:text-properties style:font-name="Liberation Serif" fo:font-size="11pt" fo:font-weight="bold" officeooo:rsid="00250ace" officeooo:paragraph-rsid="00250ace" style:font-size-asian="11pt" style:font-weight-asian="bold" style:font-size-complex="11pt" style:font-weight-complex="bold"/>
    </style:style>
    <style:style style:name="P39" style:family="paragraph" style:parent-style-name="Standard">
      <style:paragraph-properties style:writing-mode="lr-tb"/>
      <style:text-properties style:font-name="Liberation Serif" fo:font-size="11pt" fo:font-weight="bold" officeooo:rsid="0026deb8" officeooo:paragraph-rsid="0026deb8" style:font-size-asian="11pt" style:font-weight-asian="bold" style:font-size-complex="11pt" style:font-weight-complex="bold"/>
    </style:style>
    <style:style style:name="P40" style:family="paragraph" style:parent-style-name="Standard">
      <style:paragraph-properties style:writing-mode="lr-tb"/>
      <style:text-properties style:font-name="Liberation Serif" fo:font-size="11pt" fo:font-weight="bold" officeooo:rsid="0029a0b0" officeooo:paragraph-rsid="0029a0b0" style:font-size-asian="11pt" style:font-weight-asian="bold" style:font-size-complex="11pt" style:font-weight-complex="bold"/>
    </style:style>
    <style:style style:name="P41" style:family="paragraph" style:parent-style-name="Standard">
      <style:paragraph-properties fo:break-before="page" style:writing-mode="lr-tb"/>
      <style:text-properties style:font-name="Liberation Serif" fo:font-size="11pt" fo:font-weight="bold" officeooo:rsid="002b81fa" officeooo:paragraph-rsid="002b81fa" style:font-size-asian="11pt" style:font-weight-asian="bold" style:font-size-complex="11pt" style:font-weight-complex="bold"/>
    </style:style>
    <style:style style:name="P42" style:family="paragraph" style:parent-style-name="Standard">
      <style:paragraph-properties style:writing-mode="lr-tb"/>
      <style:text-properties style:font-name="Liberation Serif" fo:font-size="11pt" fo:font-weight="bold" officeooo:rsid="002b81fa" officeooo:paragraph-rsid="002b81fa" style:font-size-asian="11pt" style:font-weight-asian="bold" style:font-size-complex="11pt" style:font-weight-complex="bold"/>
    </style:style>
    <style:style style:name="P43" style:family="paragraph" style:parent-style-name="Standard">
      <style:paragraph-properties style:writing-mode="lr-tb"/>
      <style:text-properties style:font-name="Liberation Serif" fo:font-size="11pt" fo:font-weight="bold" officeooo:rsid="002c564c" officeooo:paragraph-rsid="002c564c" style:font-size-asian="11pt" style:font-weight-asian="bold" style:font-size-complex="11pt" style:font-weight-complex="bold"/>
    </style:style>
    <style:style style:name="P44" style:family="paragraph" style:parent-style-name="Standard">
      <style:paragraph-properties style:writing-mode="lr-tb"/>
      <style:text-properties style:font-name="Liberation Serif" fo:font-size="11pt" fo:font-weight="normal" officeooo:rsid="0026deb8" officeooo:paragraph-rsid="0026deb8" style:font-size-asian="11pt" style:font-weight-asian="normal" style:font-size-complex="11pt" style:font-weight-complex="normal"/>
    </style:style>
    <style:style style:name="P45" style:family="paragraph" style:parent-style-name="Standard">
      <style:paragraph-properties fo:break-before="page" style:writing-mode="lr-tb"/>
      <style:text-properties style:font-name="Liberation Serif" fo:font-size="11pt" fo:font-weight="normal" officeooo:rsid="0026deb8" officeooo:paragraph-rsid="0026deb8" style:font-size-asian="11pt" style:font-weight-asian="normal" style:font-size-complex="11pt" style:font-weight-complex="normal"/>
    </style:style>
    <style:style style:name="P46" style:family="paragraph" style:parent-style-name="Standard">
      <style:paragraph-properties style:writing-mode="lr-tb"/>
      <style:text-properties style:font-name="Liberation Serif" fo:font-size="11pt" fo:font-weight="normal" officeooo:rsid="00250ace" officeooo:paragraph-rsid="00250ace" style:font-size-asian="11pt" style:font-weight-asian="normal" style:font-size-complex="11pt" style:font-weight-complex="normal"/>
    </style:style>
    <style:style style:name="P47" style:family="paragraph" style:parent-style-name="Standard">
      <style:paragraph-properties style:writing-mode="lr-tb"/>
      <style:text-properties style:font-name="Liberation Serif" fo:font-size="11pt" fo:font-weight="normal" officeooo:rsid="0029a0b0" officeooo:paragraph-rsid="0029a0b0" style:font-size-asian="11pt" style:font-weight-asian="normal" style:font-size-complex="11pt" style:font-weight-complex="normal"/>
    </style:style>
    <style:style style:name="P48" style:family="paragraph" style:parent-style-name="Standard">
      <style:paragraph-properties style:writing-mode="lr-tb"/>
      <style:text-properties style:font-name="Liberation Serif" fo:font-size="11pt" fo:font-weight="normal" officeooo:rsid="002c564c" officeooo:paragraph-rsid="002c564c" style:font-size-asian="11pt" style:font-weight-asian="normal" style:font-size-complex="11pt" style:font-weight-complex="normal"/>
    </style:style>
    <style:style style:name="P49" style:family="paragraph" style:parent-style-name="Standard">
      <style:paragraph-properties style:writing-mode="lr-tb"/>
      <style:text-properties officeooo:paragraph-rsid="002b81fa"/>
    </style:style>
    <style:style style:name="P50" style:family="paragraph" style:parent-style-name="Table_20_Contents">
      <style:text-properties style:font-name="Liberation Serif" fo:font-size="11pt" officeooo:rsid="0020768b" officeooo:paragraph-rsid="0020768b" style:font-size-asian="11pt" style:font-size-complex="11pt"/>
    </style:style>
    <style:style style:name="P51" style:family="paragraph" style:parent-style-name="Table_20_Contents">
      <style:text-properties style:font-name="Liberation Serif" fo:font-size="11pt" officeooo:rsid="0020768b" officeooo:paragraph-rsid="00250ace" style:font-size-asian="11pt" style:font-size-complex="11pt"/>
    </style:style>
    <style:style style:name="P52" style:family="paragraph" style:parent-style-name="Table_20_Contents">
      <style:text-properties style:font-name="Liberation Serif" fo:font-size="11pt" officeooo:rsid="0020768b" officeooo:paragraph-rsid="002c564c" style:font-size-asian="11pt" style:font-size-complex="11pt"/>
    </style:style>
    <style:style style:name="P53" style:family="paragraph" style:parent-style-name="Text_20_body">
      <style:paragraph-properties fo:margin-top="0in" fo:margin-bottom="0in" style:contextual-spacing="false"/>
    </style:style>
    <style:style style:name="P54" style:family="paragraph" style:parent-style-name="Text_20_body">
      <style:paragraph-properties style:writing-mode="lr-tb"/>
      <style:text-properties style:font-name="Liberation Serif" fo:font-size="11pt" officeooo:paragraph-rsid="00242275" style:font-size-asian="11pt" style:font-size-complex="11pt"/>
    </style:style>
    <style:style style:name="P55" style:family="paragraph" style:parent-style-name="Text_20_body">
      <style:paragraph-properties fo:margin-top="0in" fo:margin-bottom="0in" style:contextual-spacing="false" style:writing-mode="lr-tb"/>
      <style:text-properties style:font-name="Liberation Serif" fo:font-size="11pt" officeooo:rsid="0020768b" officeooo:paragraph-rsid="00242275" style:font-size-asian="11pt" style:font-size-complex="11pt"/>
    </style:style>
    <style:style style:name="P56" style:family="paragraph" style:parent-style-name="Text_20_body">
      <style:paragraph-properties fo:margin-top="0in" fo:margin-bottom="0in" style:contextual-spacing="false" style:writing-mode="lr-tb"/>
      <style:text-properties style:font-name="Liberation Serif" fo:font-size="11pt" officeooo:rsid="00242275" officeooo:paragraph-rsid="00242275" style:font-size-asian="11pt" style:font-size-complex="11pt"/>
    </style:style>
    <style:style style:name="P57" style:family="paragraph" style:parent-style-name="Text_20_body">
      <style:paragraph-properties style:writing-mode="lr-tb"/>
      <style:text-properties style:font-name="Liberation Serif" fo:font-size="11pt" officeooo:rsid="00250ace" officeooo:paragraph-rsid="00250ace" style:font-size-asian="11pt" style:font-size-complex="11pt"/>
    </style:style>
    <style:style style:name="P58" style:family="paragraph" style:parent-style-name="Text_20_body">
      <style:paragraph-properties fo:margin-top="0in" fo:margin-bottom="0in" style:contextual-spacing="false"/>
      <style:text-properties style:font-name="Liberation Serif" fo:font-size="11pt" style:font-size-asian="11pt" style:font-size-complex="11pt"/>
    </style:style>
    <style:style style:name="P59" style:family="paragraph" style:parent-style-name="Text_20_body">
      <style:paragraph-properties style:writing-mode="lr-tb"/>
      <style:text-properties style:font-name="Liberation Serif" fo:font-size="11pt" officeooo:rsid="002c564c" officeooo:paragraph-rsid="002c564c" style:font-size-asian="11pt" style:font-size-complex="11pt"/>
    </style:style>
    <style:style style:name="T1" style:family="text">
      <style:text-properties officeooo:rsid="002238c5"/>
    </style:style>
    <style:style style:name="T2" style:family="text">
      <style:text-properties officeooo:rsid="00242275"/>
    </style:style>
    <style:style style:name="T3" style:family="text">
      <style:text-properties officeooo:rsid="00250ace"/>
    </style:style>
    <style:style style:name="T4" style:family="text">
      <style:text-properties fo:font-weight="bold" style:font-weight-asian="bold" style:font-weight-complex="bold"/>
    </style:style>
    <style:style style:name="T5" style:family="text">
      <style:text-properties fo:font-weight="bold" officeooo:rsid="002b4e9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6deb8" style:font-weight-asian="normal" style:font-weight-complex="normal"/>
    </style:style>
    <style:style style:name="T8" style:family="text">
      <style:text-properties fo:font-weight="normal" officeooo:rsid="0029a0b0" style:font-weight-asian="normal" style:font-weight-complex="normal"/>
    </style:style>
    <style:style style:name="T9" style:family="text">
      <style:text-properties fo:font-weight="normal" officeooo:rsid="002b4e91" style:font-weight-asian="normal" style:font-weight-complex="normal"/>
    </style:style>
    <style:style style:name="T10" style:family="text">
      <style:text-properties officeooo:rsid="0026deb8"/>
    </style:style>
    <style:style style:name="T11" style:family="text">
      <style:text-properties style:font-name="Liberation Serif" fo:font-size="11pt" fo:font-weight="bold" officeooo:rsid="001e8aa0" style:font-size-asian="11pt" style:font-weight-asian="bold" style:font-size-complex="11pt" style:font-weight-complex="bold"/>
    </style:style>
    <style:style style:name="T12" style:family="text">
      <style:text-properties style:font-name="Liberation Serif" fo:font-size="11pt" style:font-size-asian="11pt" style:font-size-complex="11pt"/>
    </style:style>
    <style:style style:name="T13" style:family="text">
      <style:text-properties style:font-name="Liberation Serif" fo:font-size="11pt" officeooo:rsid="001e8aa0" style:font-size-asian="11pt" style:font-size-complex="11pt"/>
    </style:style>
    <style:style style:name="T14" style:family="text">
      <style:text-properties style:font-name="Liberation Serif" fo:font-size="11pt" officeooo:rsid="00250ace" style:font-size-asian="11pt" style:font-size-complex="11pt"/>
    </style:style>
    <style:style style:name="T15" style:family="text">
      <style:text-properties style:font-name="Liberation Serif" fo:font-size="11pt" officeooo:rsid="002b81fa" style:font-size-asian="11pt" style:font-size-complex="11pt"/>
    </style:style>
    <style:style style:name="T16" style:family="text">
      <style:text-properties officeooo:rsid="001e8aa0"/>
    </style:style>
    <style:style style:name="T17" style:family="text">
      <style:text-properties officeooo:rsid="0020768b"/>
    </style:style>
    <style:style style:name="T18" style:family="text">
      <style:text-properties officeooo:rsid="00283a94"/>
    </style:style>
    <style:style style:name="T19" style:family="text">
      <style:text-properties officeooo:rsid="0029a0b0"/>
    </style:style>
    <style:style style:name="T20" style:family="text">
      <style:text-properties officeooo:rsid="002b4e91"/>
    </style:style>
    <style:style style:name="T21" style:family="text">
      <style:text-properties officeooo:rsid="002b81fa"/>
    </style:style>
    <style:style style:name="T22" style:family="text">
      <style:text-properties officeooo:rsid="002c564c"/>
    </style:style>
    <style:style style:name="T23" style:family="text">
      <style:text-properties officeooo:rsid="002dc79c"/>
    </style:style>
    <style:style style:name="T24" style:family="text">
      <style:text-properties officeooo:rsid="002f298e"/>
    </style:style>
    <style:style style:name="T25" style:family="text">
      <style:text-properties officeooo:rsid="0030aa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ote: I haven’t had too much time to do this what I think of as properly or in depth. Only a few hours. I’m not deep diving the internet for information. Checking shodan, whois/arin, dns records, maybe wayback or social media site.)</text:p>
      <text:p text:style-name="P5">For each organization: <text:line-break/>Turn in a list of the information gathered and how it was obtained. <text:line-break/>Identify one item you thought would be useful to attack the organization and how you would use it. <text:s/>Identify any items that you found that you believe should not be public.</text:p>
      <text:p text:style-name="P5"/>
      <text:p text:style-name="P34">Iowa State</text:p>
      <text:p text:style-name="P35">arin/<text:span text:style-name="T2">whois</text:span></text:p>
      <text:p text:style-name="P6"/>
      <text:p text:style-name="P12">From whois.arin.net, found 2 related organizations for Iowa state by searching known network 129.168.0.0/16</text:p>
      <text:p text:style-name="P6"/>
      <text:p text:style-name="P12">IAST-Z has network CYCLONENET (NET-129-186-0-0-1) </text:p>
      <text:p text:style-name="P12">IAST has networks: </text:p>
      <text:p text:style-name="P14"><text:span text:style-name="T2"><text:tab/>IASTATE-159 (NET-192-188-159-0-1) <text:tab/></text:span>192.188.159.0 - 192.188.163.255</text:p>
      <text:p text:style-name="P14"><text:span text:style-name="T2"><text:tab/>IASTATE-178 (NET-192-245-179-0-1) <text:tab/></text:span>192.245.179.0 - 192.245.179.255</text:p>
      <text:p text:style-name="P14"><text:span text:style-name="T2"><text:tab/>IASTATE-RP (NET-205-237-112-0-1) <text:s text:c="2"/><text:tab/></text:span>205.237.112.0 - 205.237.127.255</text:p>
      <text:p text:style-name="P14"><text:span text:style-name="T2"><text:tab/>CYCLONENET2 (NET-64-113-64-0-1)<text:tab/></text:span>64.113.64.0 - 64.113.95.255</text:p>
      <text:p text:style-name="P14"><text:span text:style-name="T2"><text:tab/>CYCLONENET3 (NET-65-110-224-0-1)<text:tab/></text:span>65.110.224.0 - 65.110.255.255</text:p>
      <text:p text:style-name="P15"/>
      <text:p text:style-name="P1"><text:span text:style-name="T11">shodan</text:span><text:span text:style-name="T13"> - </text:span><text:a xlink:type="simple" xlink:href="https://www.shodan.io/search?query=iastate" text:style-name="Internet_20_link" text:visited-style-name="Visited_20_Internet_20_Link"><text:span text:style-name="T13">https://www.shodan.io/search?query=iastate</text:span></text:a></text:p>
      <table:table table:name="Table1" table:style-name="Table1">
        <table:table-column table:style-name="Table1.A"/>
        <table:table-column table:style-name="Table1.B"/>
        <table:table-column table:style-name="Table1.C"/>
        <table:table-row>
          <table:table-cell table:style-name="Table1.A1" office:value-type="string">
            <text:p text:style-name="P50">IP address</text:p>
          </table:table-cell>
          <table:table-cell table:style-name="Table1.A1" office:value-type="string">
            <text:p text:style-name="P50">Open Ports</text:p>
          </table:table-cell>
          <table:table-cell table:style-name="Table1.A1" office:value-type="string">
            <text:p text:style-name="P50">Note<text:span text:style-name="T1">s</text:span></text:p>
          </table:table-cell>
        </table:table-row>
        <table:table-row>
          <table:table-cell table:style-name="Table1.A1" office:value-type="string">
            <text:p text:style-name="P15"><text:span text:style-name="T17">1</text:span><text:span text:style-name="T16">29.186.88.245</text:span></text:p>
          </table:table-cell>
          <table:table-cell table:style-name="Table1.A1" office:value-type="string">
            <text:p text:style-name="P15">53 123 389 636 3268 </text:p>
          </table:table-cell>
          <table:table-cell table:style-name="Table1.A1" office:value-type="string">
            <text:p text:style-name="P16">WindcX.iastate.edu (X is number)</text:p>
          </table:table-cell>
        </table:table-row>
        <table:table-row>
          <table:table-cell table:style-name="Table1.A1" office:value-type="string">
            <text:p text:style-name="P7">173.215.75.17</text:p>
          </table:table-cell>
          <table:table-cell table:style-name="Table1.A1" office:value-type="string">
            <text:p text:style-name="P15">3389 8028 </text:p>
          </table:table-cell>
          <table:table-cell table:style-name="Table1.A1" office:value-type="string">
            <text:p text:style-name="P54">colo-3-173-215-75-17.dsl.netins.net</text:p>
            <text:p text:style-name="P54"><text:span text:style-name="T2">Tied to IASTATE domain in RDP</text:span></text:p>
          </table:table-cell>
        </table:table-row>
        <table:table-row>
          <table:table-cell table:style-name="Table1.A1" office:value-type="string">
            <text:p text:style-name="P7">129.186.90.19</text:p>
          </table:table-cell>
          <table:table-cell table:style-name="Table1.A1" office:value-type="string">
            <text:p text:style-name="P18">25 </text:p>
          </table:table-cell>
          <table:table-cell table:style-name="Table1.A1" office:value-type="string">
            <text:p text:style-name="P18">iastate-no-longer.its.iastate.edu, <text:span text:style-name="T3">Unix</text:span></text:p>
          </table:table-cell>
        </table:table-row>
        <table:table-row>
          <table:table-cell table:style-name="Table1.A1" office:value-type="string">
            <text:p text:style-name="P7">166.227.5.1</text:p>
          </table:table-cell>
          <table:table-cell table:style-name="Table1.A1" office:value-type="string">
            <text:p text:style-name="P15">3389</text:p>
          </table:table-cell>
          <table:table-cell table:style-name="Table1.A1" office:value-type="string">
            <text:p text:style-name="P19">Has image with login portal, </text:p>
            <text:p text:style-name="P55">1-5-227-166.mobile.uscc.net<text:line-break/>agron.iastate.edu</text:p>
            <text:p text:style-name="P56">Tied to IASTATE domain in RDP</text:p>
          </table:table-cell>
        </table:table-row>
        <table:table-row>
          <table:table-cell table:style-name="Table1.A1" office:value-type="string">
            <text:p text:style-name="P7">129.186.91.37</text:p>
          </table:table-cell>
          <table:table-cell table:style-name="Table1.A1" office:value-type="string">
            <text:p text:style-name="P15">25 80 443 587</text:p>
          </table:table-cell>
          <table:table-cell table:style-name="Table1.A1" office:value-type="string">
            <text:p text:style-name="P16">Autodiscover.iastate.edu, exch2019-1.its.iastate.edu, exch2013cas2a.its.iastate.edu</text:p>
            <text:p text:style-name="P16">MS exchange smtpd and IIS</text:p>
            <text:p text:style-name="P16">Server 2012 and exchange 2013 </text:p>
          </table:table-cell>
        </table:table-row>
      </table:table>
      <text:p text:style-name="P8"/>
      <text:p text:style-name="P4"><text:a xlink:type="simple" xlink:href="https://www.shodan.io/search?query=iastate.edu" text:style-name="Internet_20_link" text:visited-style-name="Visited_20_Internet_20_Link"><text:span text:style-name="T14">https://www.shodan.io/search?query=iastate.edu</text:span></text:a></text:p>
      <text:p text:style-name="P16">I can only access the first page as I don’t have a shodan account. </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51">IP address</text:p>
          </table:table-cell>
          <table:table-cell table:style-name="Table2.A1" office:value-type="string">
            <text:p text:style-name="P51">Open Ports</text:p>
          </table:table-cell>
          <table:table-cell table:style-name="Table2.A1" office:value-type="string">
            <text:p text:style-name="P51">Note<text:span text:style-name="T1">s</text:span></text:p>
          </table:table-cell>
        </table:table-row>
        <table:table-row>
          <table:table-cell table:style-name="Table2.A1" office:value-type="string">
            <text:p text:style-name="P20"><text:span text:style-name="T17">1</text:span><text:span text:style-name="T16">29.186.</text:span><text:span text:style-name="T3">92.146</text:span></text:p>
          </table:table-cell>
          <table:table-cell table:style-name="Table2.A1" office:value-type="string">
            <text:p text:style-name="P16">80 443</text:p>
          </table:table-cell>
          <table:table-cell table:style-name="Table2.A1" office:value-type="string">
            <text:p text:style-name="P16">Accessplus, BigIP</text:p>
          </table:table-cell>
        </table:table-row>
        <table:table-row>
          <table:table-cell table:style-name="Table2.A1" office:value-type="string">
            <text:p text:style-name="P16">129.186.90.110</text:p>
          </table:table-cell>
          <table:table-cell table:style-name="Table2.A1" office:value-type="string">
            <text:p text:style-name="P16">80 443</text:p>
          </table:table-cell>
          <table:table-cell table:style-name="Table2.A1" office:value-type="string">
            <text:p text:style-name="P57">weblogin.iastate.edu</text:p>
            <text:p text:style-name="P57">Old single sign-on? Says 2016 on the page. </text:p>
          </table:table-cell>
        </table:table-row>
        <table:table-row>
          <table:table-cell table:style-name="Table2.A1" office:value-type="string">
            <text:p text:style-name="P16">129.186.67.145</text:p>
          </table:table-cell>
          <table:table-cell table:style-name="Table2.A1" office:value-type="string">
            <text:p text:style-name="P16">53</text:p>
          </table:table-cell>
          <table:table-cell table:style-name="Table2.A1" office:value-type="string">
            <text:p text:style-name="P16">dns-2.iastate.edu</text:p>
          </table:table-cell>
        </table:table-row>
        <table:table-row>
          <table:table-cell table:style-name="Table2.A1" office:value-type="string">
            <text:p text:style-name="P16">129.186.91.5</text:p>
          </table:table-cell>
          <table:table-cell table:style-name="Table2.A1" office:value-type="string">
            <text:p text:style-name="P16">53</text:p>
          </table:table-cell>
          <table:table-cell table:style-name="Table2.A1" office:value-type="string">
            <text:p text:style-name="P16">hs.its.iastate.edu</text:p>
          </table:table-cell>
        </table:table-row>
      </table:table>
      <text:p text:style-name="P9"/>
      <text:p text:style-name="P16">(As well, 3 ipv6 dns servers and a website that seems to pull content from iastate.)</text:p>
      <text:p text:style-name="P9"/>
      <text:p text:style-name="P38">From this, there are a few things that shouldn’t be public. <text:span text:style-name="T6">If these machines with RDP are actually on the IASTATE domain, then that is fairly dangerous allow remote access. As well, this weblogin I am unsure of the purpose for but looks to be a login but not Okta so no MFA and may be a way to bruteforce passwords (not sure what it gives access to). The no-longer mail server should be brought down. As well, I </text:span><text:span text:style-name="T7">am not sure about the exchange server as we are using outlook and not an internal solution (but again unsure).</text:span></text:p>
      <text:p text:style-name="P36"><text:soft-page-break/><text:span text:style-name="T3">Website</text:span></text:p>
      <text:p text:style-name="P3"><text:a xlink:type="simple" xlink:href="https://www.info.iastate.edu/" text:style-name="Internet_20_link" text:visited-style-name="Visited_20_Internet_20_Link"><text:span text:style-name="T12">https://www.info.iastate.edu/</text:span></text:a><text:span text:style-name="T12"> - </text:span><text:span text:style-name="T14">Can get information on a list of people without signing in.</text:span></text:p>
      <text:p text:style-name="P16">From my knowledge, you get names of almost students, faculty, and staff who have not opted out of off, which most people don’t here. As well, it gives you the role for everyone publicly, so information can be used to target certain people like maybe in IT.</text:p>
      <text:p text:style-name="P16"/>
      <text:p text:style-name="P16">From those names, you can generate our emails easily for most people being first letter and full last name. </text:p>
      <text:p text:style-name="P16"/>
      <text:p text:style-name="P16">Full information can be gathered on some people:</text:p>
      <text:p text:style-name="P16">Example - My boss for IT has email and phone publicly visible without need of me being on network or signed in. </text:p>
      <text:h text:style-name="P2" text:outline-level="1">Sutton, Andrew Jay</text:h>
      <text:p text:style-name="P58">Dept: Liberal Arts &amp; Sciences Administration</text:p>
      <text:p text:style-name="P58">Title: Information Technology Support III</text:p>
      <text:p text:style-name="P53"><text:span text:style-name="T12">Email: </text:span><text:a xlink:type="simple" xlink:href="mailto:asutton@iastate.edu" text:style-name="Internet_20_link" text:visited-style-name="Visited_20_Internet_20_Link"><text:span text:style-name="T12">asutton@iastate.edu</text:span></text:a></text:p>
      <text:p text:style-name="Text_20_body"><text:span text:style-name="T12">Office: </text:span><text:a xlink:type="simple" xlink:href="tel:1-515-294-2565" text:style-name="Internet_20_link" text:visited-style-name="Visited_20_Internet_20_Link"><text:span text:style-name="T12">515-294-2565</text:span></text:a></text:p>
      <text:p text:style-name="P16"/>
      <text:p text:style-name="P16"><text:span text:style-name="T4">This information is incredibly useful for phishing and vishing.</text:span> Especially if you wanted to automate this. We can scrape this page periodically like once a semester starts and add new targets. The information can also be easily used to target people whose accounts have additional privileges like ITS. <text:span text:style-name="T21">I don’t know if this information has to be public, but it may be better to be kept behind a login (internal only).</text:span></text:p>
      <text:p text:style-name="P16"/>
      <text:p text:style-name="P38">Dig</text:p>
      <text:p text:style-name="P44">MX</text:p>
      <text:p text:style-name="P46">iastate.edu.<text:tab/><text:tab/>300<text:tab/>IN<text:tab/>MX<text:tab/>0 iastate-edu.mail.protection.outlook.com.</text:p>
      <text:p text:style-name="P46"/>
      <text:p text:style-name="P44">NS</text:p>
      <text:p text:style-name="P46">iastate.edu.<text:tab/><text:tab/>14400<text:tab/>IN<text:tab/>NS<text:tab/>dns-1.iastate.edu.</text:p>
      <text:p text:style-name="P46">iastate.edu.<text:tab/><text:tab/>14400<text:tab/>IN<text:tab/>NS<text:tab/>dns-3.iastate.edu.</text:p>
      <text:p text:style-name="P46">iastate.edu.<text:tab/><text:tab/>14400<text:tab/>IN<text:tab/>NS<text:tab/>dns-2.iastate.edu.</text:p>
      <text:p text:style-name="P46"/>
      <text:p text:style-name="P44">TXT</text:p>
      <text:p text:style-name="P46">iastate.edu.<text:tab/><text:tab/>14400<text:tab/>IN<text:tab/>TXT<text:tab/>"v=spf1 ip4:129.186.0.0/16 ip4:69.25.199.33 ip4:75.98.95.161 include:_spf.google.com include:spf.protection.outlook.com ?all"</text:p>
      <text:p text:style-name="P46">iastate.edu.<text:tab/><text:tab/>14400<text:tab/>IN<text:tab/>TXT<text:tab/>"google-site-verification=bqykz-TG3EWCz-c9UHXMZ21wxGGhbMleRw8Lw7_V5OY"</text:p>
      <text:p text:style-name="P46">iastate.edu.<text:tab/><text:tab/>14400<text:tab/>IN<text:tab/>TXT<text:tab/>"docusign=d3b48e04-f1f4-4f94-ba9e-b69032d5ba4b"</text:p>
      <text:p text:style-name="P46">iastate.edu.<text:tab/><text:tab/>14400<text:tab/>IN<text:tab/>TXT<text:tab/>"docusign=76ab78b2-fc1e-4144-8404-8462eefa6514"</text:p>
      <text:p text:style-name="P46">iastate.edu.<text:tab/><text:tab/>14400<text:tab/>IN<text:tab/>TXT<text:tab/>"ciscocidomainverification=1b366b292bbd98d8666264d9c23f5ddb79352f3bdfa7bb183848556cbe40cb2c"</text:p>
      <text:p text:style-name="P46">iastate.edu.<text:tab/><text:tab/>14400<text:tab/>IN<text:tab/>TXT<text:tab/>"atlassian-domain-verification=qSm/pkSxE1d3XvivSerEmjcwIA7W967hCKSglYOFw1eRZmuHIVJw1N5CjWT9aP5R"</text:p>
      <text:p text:style-name="P46">iastate.edu.<text:tab/><text:tab/>14400<text:tab/>IN<text:tab/>TXT<text:tab/>"apple-domain-verification=m0eUWF9OfbJCnGVv"</text:p>
      <text:p text:style-name="P46">iastate.edu.<text:tab/><text:tab/>14400<text:tab/>IN<text:tab/>TXT<text:tab/>"webexdomainverification.=4daebe4d-2231-489a-9613-94078851400e"</text:p>
      <text:p text:style-name="P46"/>
      <text:p text:style-name="P46">This shows some of the software that Iowa state is using internally that could be used as potential internal vectors like Atlassian (which I feel has a big vulnerability every 3 months)</text:p>
      <text:p text:style-name="P30"><text:span text:style-name="T5">Bank </text:span><text:span text:style-name="T9">(</text:span><text:span text:style-name="T6">The O'Jays - For The Love of Money</text:span><text:span text:style-name="T9">)</text:span></text:p>
      <text:p text:style-name="P34"><text:span text:style-name="T20">My choice: </text:span><text:span text:style-name="T2">IAACU</text:span> <text:span text:style-name="T7">(My hometown credit union, which is a bank just not trying to steal </text:span><text:span text:style-name="T8">my </text:span><text:span text:style-name="T7">money)</text:span></text:p>
      <text:p text:style-name="P39">Arin/whois</text:p>
      <text:p text:style-name="P21"/>
      <text:p text:style-name="P13">From whois.arin.net, found 2 related organizations for Iowa state by <text:span text:style-name="T10">doing whois command for iaacu.org </text:span></text:p>
      <text:p text:style-name="P13"/>
      <text:p text:style-name="P13">IAA CREDIT UNION (C03058192)</text:p>
      <text:p text:style-name="P13"><text:tab/>IAACREDITUNION (NET-50-77-156-144-1) <text:tab/>50.77.156.144 – 50.77.156.151</text:p>
      <text:p text:style-name="P13"/>
      <text:p text:style-name="P13">IAA CREDIT UNION (C07502215) </text:p>
      <text:p text:style-name="P10"><text:tab/>CINER-3-199-27-253-80-29 (NET-199-27-253-80-1) <text:tab/></text:p>
      <text:p text:style-name="P24"><text:span text:style-name="T16"><text:tab/>199.27.253.80 - 199.27.253.87</text:span></text:p>
      <text:p text:style-name="P21"/>
      <text:p text:style-name="P25">Both networks are reassigned first is from comcast and second is from metronet, so can pull they have multi ISP set up for redundancy. As well, these are now known business partners with the organization. </text:p>
      <text:p text:style-name="P25"/>
      <text:p text:style-name="P39">Website</text:p>
      <text:p text:style-name="P25">Other information that I just know but also is obtain able from searching their site or google would be that it is owned by / under <text:span text:style-name="T19">this Growmark family of businesses that also contains </text:span>country financial which also owns the Illinois farm bureau. I could also scan network information on this but I am just focusing the banking institute. </text:p>
      <text:p text:style-name="P25"/>
      <text:p text:style-name="P25"><text:a xlink:type="simple" xlink:href="https://www.iaacu.org/why-iaacu/board-of-directors" text:style-name="Internet_20_link" text:visited-style-name="Visited_20_Internet_20_Link">https://www.iaacu.org/why-iaacu/board-of-directors</text:a></text:p>
      <text:p text:style-name="P25">This gives a list of the board of directors of the organization. Looking at them they are <text:span text:style-name="T19">also board members</text:span> for other the other organizations (<text:span text:style-name="T19">GM, </text:span>CF and IFB) . <text:span text:style-name="T4">These could be good people to impersonate through phishing. </text:span><text:span text:style-name="T6">We could track information from their social media </text:span><text:span text:style-name="T8">or the business news to help assist such as a business trip / growmark acquisition. <text:s/></text:span></text:p>
      <text:p text:style-name="P25"/>
      <text:p text:style-name="P39">Dig</text:p>
      <text:p text:style-name="P44">MX</text:p>
      <text:p text:style-name="P44">iaacu.org.<text:tab/><text:tab/>300<text:tab/>IN<text:tab/>MX<text:tab/>10 mx2-us1.ppe-hosted.com.</text:p>
      <text:p text:style-name="P44">iaacu.org.<text:tab/><text:tab/>300<text:tab/>IN<text:tab/>MX<text:tab/>20 iaacu-org.mail.protection.outlook.com.</text:p>
      <text:p text:style-name="P44">iaacu.org.<text:tab/><text:tab/>300<text:tab/>IN<text:tab/>MX<text:tab/>10 mx1-us1.ppe-hosted.com.</text:p>
      <text:p text:style-name="P39"/>
      <text:p text:style-name="P44">Shows that they are using both SaaS outlook solution and ppe-hosted which is proofpoint email security. </text:p>
      <text:p text:style-name="P44"/>
      <text:p text:style-name="P44">TXT</text:p>
      <text:p text:style-name="P44">iaacu.org.<text:tab/><text:tab/>300<text:tab/>IN<text:tab/>TXT<text:tab/>"google-site-verification=NJRMSmrzhA32JUqoxWlaat1ZZ_WiGjInCY2TBcorQB4"</text:p>
      <text:p text:style-name="P44">iaacu.org.<text:tab/><text:tab/>300<text:tab/>IN<text:tab/>TXT<text:tab/>"ppe-1e3d148af84f663b0079"</text:p>
      <text:p text:style-name="P44">iaacu.org.<text:tab/><text:tab/>300<text:tab/>IN<text:tab/>TXT<text:tab/>"MS=ms66787176"</text:p>
      <text:p text:style-name="P44">iaacu.org.<text:tab/><text:tab/>300<text:tab/>IN<text:tab/>TXT "bKK4Oy+1vJvHAWl1U7b6AwxR1s+hNQm/bF0Wk5g+3+zqZch/3M0R9gBX2jHtjEKfaSBjEwf13SIozVOrEbv+Pw=="</text:p>
      <text:p text:style-name="P44">iaacu.org.<text:tab/><text:tab/>300<text:tab/>IN<text:tab/>TXT<text:tab/>"v=spf1 ip4:172.67.69.136 ip4:104.26.14.147 ip4:104.26.15.147 ip6:2606:4700:20::681a:e93 ip6:2606:4700:20::681a:f93 ip6:2606:4700:20::ac43:4588 <text:s/>exists:%{i}._spf.mta.salesforce.com ip4:6" "3.117.120.96/27 ip4:69.38.149.224/27 ip4:208.252.57.192/27 <text:s/>ip4:69.38.149.224/27 ip4:208.252.57.192/27 exists:%{i}._spf.sparkpostmail.com ip4:208.93.26.27 ~all"</text:p>
      <text:p text:style-name="P39">(This is trimmed for document space. But it is just a large list of IP addresses.)</text:p>
      <text:p text:style-name="P39"/>
      <text:p text:style-name="P44">What is interesting here is that we see the additional services being used salesforce for CRM and sparkpost. Both being able to likely send emails as iaacu (at least if I understand spf correctly).</text:p>
      <text:p text:style-name="P44"/>
      <text:p text:style-name="P44"/>
      <text:p text:style-name="P45">A</text:p>
      <text:p text:style-name="P44">iaacu.org.<text:tab/><text:tab/>300<text:tab/>IN<text:tab/>A<text:tab/>172.67.69.136</text:p>
      <text:p text:style-name="P44">iaacu.org.<text:tab/><text:tab/>300<text:tab/>IN<text:tab/>A<text:tab/>104.26.14.147</text:p>
      <text:p text:style-name="P44">iaacu.org.<text:tab/><text:tab/>300<text:tab/>IN<text:tab/>A<text:tab/>104.26.15.147</text:p>
      <text:p text:style-name="P44"/>
      <text:p text:style-name="P44">These IP address all link to cloudflare showing they are using them for hosting their site and likely ddos protection. </text:p>
      <text:p text:style-name="P25"/>
      <text:p text:style-name="P28">PTR</text:p>
      <text:p text:style-name="P28">I reverse searched DNS for all IPs of the credit union. They don’t have any PTR requests. </text:p>
      <text:p text:style-name="P28">From this, it seems they are purely hosted in cloud environment. </text:p>
      <text:p text:style-name="P25"/>
      <text:p text:style-name="P37">shodan </text:p>
      <text:p text:style-name="P25">Looking for iaacu, iaacu.org found nothing. <text:span text:style-name="T18">Guessing as they are much smaller organization. </text:span></text:p>
      <text:p text:style-name="P8"/>
      <text:p text:style-name="P40">Wayback</text:p>
      <text:p text:style-name="P47">Looking at older versions of the site did not readily contain additional information. </text:p>
      <text:p text:style-name="P22"/>
      <text:p text:style-name="P27">Looking at the information I could obtain in the time I took for the assignment, I don’t think there is any thing that shouldn’t be <text:span text:style-name="T20">public / online. I think you could make an argument for the board of directors information. But I believ</text:span><text:span text:style-name="T23">e </text:span><text:span text:style-name="T20">you could get that kind of information f</text:span><text:span text:style-name="T23">rom looking at Linkedin or somewhere else. </text:span></text:p>
      <text:p text:style-name="P27"/>
      <text:p text:style-name="P27"><text:span text:style-name="T22">Although, it might also be incorrect (I am not sure) for their MX records to link to outlook. I believe proofpoint is suppose to go infront/</text:span><text:span text:style-name="T23">inline</text:span><text:span text:style-name="T22"> of the email provider. </text:span></text:p>
      <text:p text:style-name="P41">Business</text:p>
      <text:p text:style-name="P34">Epic Systems (Healthcare Solutions Organization)</text:p>
      <text:p text:style-name="P42">Arin/Whois</text:p>
      <text:p text:style-name="P21"/>
      <text:p text:style-name="P29">Names:</text:p>
      <text:p text:style-name="P29"/>
      <text:p text:style-name="P29">Epic</text:p>
      <text:p text:style-name="P49"><text:span text:style-name="T15"><text:tab/></text:span><text:a xlink:type="simple" xlink:href="https://whois.arin.net/rest/customer/C06242543" text:style-name="Internet_20_link" text:visited-style-name="Visited_20_Internet_20_Link"><text:span text:style-name="T12">C06242543</text:span></text:a><text:span text:style-name="T12"> WIN-EPIC-602727-EWINL (NET-68-65-59-168-1) 68.65.59.168 - 68.65.59.175</text:span></text:p>
      <text:p text:style-name="P21"/>
      <text:p text:style-name="P29">Epic Systems</text:p>
      <text:p text:style-name="P21"><text:tab/>C02961788<text:tab/>MDSNWI-EPICSYSTEM-TDSNET-NETBLK (NET-216-165-139-0-1) <text:tab/><text:tab/><text:tab/><text:tab/>216.165.139.0 - 216.165.139.7</text:p>
      <text:p text:style-name="P21"><text:tab/>C05211838<text:tab/>EPCS-71-13-161-40 (NET-71-13-161-40-1) <text:tab/>71.13.161.40 - 71.13.161.47</text:p>
      <text:p text:style-name="P23"><text:tab/>C05614821<text:tab/>WIN-EPIC-VERONA-001 (NET-69-147-215-176-1) <text:tab/></text:p>
      <text:p text:style-name="P23"><text:tab/><text:tab/><text:tab/>69.147.215.176 - 69.147.215.183</text:p>
      <text:p text:style-name="P21"><text:tab/>C07273225<text:tab/>EPCS-35-130-83-64 (NET-35-130-83-64-1) <text:tab/>35.130.83.64 - 35.130.83.71</text:p>
      <text:p text:style-name="P21"><text:tab/>C07374110 <text:tab/>AIRSTREAM-WIN-EPIC-603039-001 (NET-216-26-127-160-1) <text:tab/><text:tab/><text:tab/><text:tab/><text:tab/>216.26.127.160 - 216.26.127.167</text:p>
      <text:p text:style-name="P21"/>
      <text:p text:style-name="P29">Epic Systems Corporation</text:p>
      <text:p text:style-name="P29"><text:tab/>C02350736<text:tab/>INAP-LAX010-EPICSYS-35198 (NET-69-88-132-232-1) <text:tab/></text:p>
      <text:p text:style-name="P29"><text:tab/><text:tab/><text:tab/>69.88.132.232 - 69.88.132.239</text:p>
      <text:p text:style-name="P29"><text:tab/>C02661490<text:tab/>INAP-CHG-EPICSYS-42697 (NET-69-25-240-168-1) <text:tab/></text:p>
      <text:p text:style-name="P29"><text:tab/><text:tab/><text:tab/>69.25.240.168 – 69.25.240.175</text:p>
      <text:p text:style-name="P29"/>
      <text:p text:style-name="P29">ESC-103 (Organization)</text:p>
      <text:p text:style-name="P29"><text:tab/>ESC-CIDR-2 (NET-192-225-97-0-1) <text:tab/><text:tab/><text:tab/>192.225.97.0 - 192.225.97.255</text:p>
      <text:p text:style-name="P29"><text:tab/>ESC-CIDR-1 (NET-199-204-56-0-1) <text:tab/><text:tab/><text:tab/>199.204.56.0 - 199.204.59.255</text:p>
      <text:p text:style-name="P29"><text:tab/>Q1213-204-134-245-24 (NET-204-134-245-24-1) <text:tab/>204.134.245.24 - 204.134.245.31</text:p>
      <text:p text:style-name="P29"><text:tab/>ESC-CIDR-DR (NET-204-187-138-0-1) <text:tab/><text:tab/>204.187.138.0 - 204.187.138.255</text:p>
      <text:p text:style-name="P29"><text:tab/>ESC-CIDR6-1 (NET6-2620-72-1) <text:tab/>2620:72:: - 2620:72:0:FFFF:FFFF:FFFF:FFFF:FFFF<text:tab/><text:tab/><text:tab/></text:p>
      <text:p text:style-name="P29"/>
      <text:p text:style-name="P43">Dig</text:p>
      <text:p text:style-name="P48">MX</text:p>
      <text:p text:style-name="P29">epic.com.<text:tab/><text:tab/>600<text:tab/>IN<text:tab/>MX<text:tab/>10 mxa-002b1501.gslb.pphosted.com.</text:p>
      <text:p text:style-name="P29">epic.com.<text:tab/><text:tab/>600<text:tab/>IN<text:tab/>MX<text:tab/>10 mxb-002b1501.gslb.pphosted.com.</text:p>
      <text:p text:style-name="P29"/>
      <text:p text:style-name="P31">They are also using proofpoint’s email protection services. </text:p>
      <text:p text:style-name="P29"/>
      <text:p text:style-name="P31">TXT</text:p>
      <text:p text:style-name="P31">epic.com.<text:tab/><text:tab/>600<text:tab/>IN<text:tab/>TXT<text:tab/>"EjAhL1ACUFQbY3Dl6v9zvYRdkkGkvuq2LTFWgfZwrV39KXDQXvN3gTI258XPjRvtm8XyagbPclBxP5eSk4AVMg=="</text:p>
      <text:p text:style-name="P31">epic.com.<text:tab/><text:tab/>600<text:tab/>IN<text:tab/>TXT<text:tab/>"google-site-verification=9gHTIG7J04JGUY0pb7sovwLaxODgwHyL_WR4m2aNAFw"</text:p>
      <text:p text:style-name="P31">epic.com.<text:tab/><text:tab/>600<text:tab/>IN<text:tab/>TXT<text:tab/>"cerner-client-id=1de0bac0-13b0-4b64-b0fc-eeb294dc173b"</text:p>
      <text:p text:style-name="P31">epic.com.<text:tab/><text:tab/>600<text:tab/>IN<text:tab/>TXT<text:tab/>"7E01C4AF5079D6A50A370B1B91D15E3FAF40EFAE58708B292A70A03179C04CA7"</text:p>
      <text:p text:style-name="P31">epic.com.<text:tab/><text:tab/>600<text:tab/>IN<text:tab/>TXT<text:tab/>"webexdomainverification.=6a7e721c-157a-40c9-bb20-b7fee2a87d56"</text:p>
      <text:p text:style-name="P31">epic.com.<text:tab/><text:tab/>600<text:tab/>IN<text:tab/>TXT<text:tab/>"adobe-idp-site-verification=764a0930c1f0a45744927da94c3f81d52dcbff5bbdd61e911c787cd563abd3e8"</text:p>
      <text:p text:style-name="P31">epic.com.<text:tab/><text:tab/>600<text:tab/>IN<text:tab/>TXT<text:tab/>"ZOOM_verify_5C7YuGLzSpmbq8Jf8AwtBA"</text:p>
      <text:p text:style-name="P31">epic.com.<text:tab/><text:tab/>600<text:tab/>IN<text:tab/>TXT<text:tab/>"MS=8818CB360E951A495600CFEAE38514B1E45CD2B0"</text:p>
      <text:p text:style-name="P31"><text:soft-page-break/>epic.com.<text:tab/><text:tab/>600<text:tab/>IN<text:tab/>TXT<text:tab/>"google-site-verification=-soBjD2dSjwzWy32D6U1iFESqn6OXXbdyq7uAGt6Dk0"</text:p>
      <text:p text:style-name="P31">epic.com.<text:tab/><text:tab/>600<text:tab/>IN<text:tab/>TXT<text:tab/>"v=spf1 ip4:199.204.56.0/22 ip6:2620:72:0::/48 include:spf-002b1501.pphosted.com include:spf.avature.net include:servers.mcsv.net include:_spf.qemailserver.com ip4:98.103.134.115 ip4:65.52.194.2 ip4:13.66.64.205 ip4:206.16.217.4 ip4:76.74.103.228 " "ip4:12.130.50.132 ip4:76.74.103.196 ip4:96.230.64.221/28 ~all"</text:p>
      <text:p text:style-name="P31">epic.com.<text:tab/><text:tab/>600<text:tab/>IN<text:tab/>TXT<text:tab/>"cisco-ci-domain-verification=2d7be719b234396133bb27fa81ecf1a891b0d6786e1e232a38b5590fdc61b6eb"</text:p>
      <text:p text:style-name="P31">epic.com.<text:tab/><text:tab/>600<text:tab/>IN<text:tab/>TXT<text:tab/>"cerner-client-id=ecef76e7-fc5b-4e28-926c-ac59d563b714"</text:p>
      <text:p text:style-name="P31"/>
      <text:p text:style-name="P31">From this we see, they use mailchimp and qemail. I would think probably for sending out business / marketing emails and automation of that. As well, they use and work with avature probably for recruiting services. Oddly, they have work with cerner who is a competitor to what they do. <text:s/>As well, adobe and webex which is not so surprising as from this they are probably using enterprise versions of their software. </text:p>
      <text:p text:style-name="P31"/>
      <text:p text:style-name="P31">A</text:p>
      <text:p text:style-name="P31">epic.com.<text:tab/><text:tab/>600<text:tab/>IN<text:tab/>A<text:tab/>199.204.56.88</text:p>
      <text:p text:style-name="P31"/>
      <text:p text:style-name="P31">PTR</text:p>
      <text:p text:style-name="P21"/>
      <text:p text:style-name="P31">I did a few reverse requests around the IP address I found in A: </text:p>
      <text:p text:style-name="P31">87.56.204.199.in-addr.arpa. 300<text:tab/>IN<text:tab/>PTR<text:tab/>webmail-test.epic.com.</text:p>
      <text:p text:style-name="P31">90.56.204.199.in-addr.arpa. 300<text:tab/>IN<text:tab/>PTR<text:tab/>webmail.epic.com.</text:p>
      <text:p text:style-name="P21"/>
      <text:p text:style-name="P31">There are two webmail PTR records. These don’t have the same corresponding A record. </text:p>
      <text:p text:style-name="P31">Webmail-test only returns the SOA</text:p>
      <text:p text:style-name="P31">Webmail:</text:p>
      <text:p text:style-name="P31"/>
      <text:p text:style-name="P21">webmail.epic.com.<text:tab/>170<text:tab/>IN<text:tab/>CNAME<text:tab/>outlook.office.com.</text:p>
      <text:p text:style-name="P21">outlook.office.com.<text:tab/>59<text:tab/>IN<text:tab/>CNAME<text:tab/>substrate.office.com.</text:p>
      <text:p text:style-name="P21">substrate.office.com.<text:tab/>295<text:tab/>IN<text:tab/>CNAME<text:tab/>outlook.office365.com.</text:p>
      <text:p text:style-name="P21">outlook.office365.com.<text:tab/>299<text:tab/>IN<text:tab/>CNAME<text:tab/>outlook.ha.office365.com.</text:p>
      <text:p text:style-name="P21">outlook.ha.office365.com. 60<text:tab/>IN<text:tab/>CNAME<text:tab/>outlook.ms-acdc.office.com.</text:p>
      <text:p text:style-name="P21">outlook.ms-acdc.office.com. 60<text:tab/>IN<text:tab/>CNAME<text:tab/>MDW-efz.ms-acdc.office.com.</text:p>
      <text:p text:style-name="P21">MDW-efz.ms-acdc.office.com. 3<text:tab/>IN<text:tab/>A<text:tab/>52.96.226.162</text:p>
      <text:p text:style-name="P21">MDW-efz.ms-acdc.office.com. 3<text:tab/>IN<text:tab/>A<text:tab/>52.96.223.2</text:p>
      <text:p text:style-name="P21">MDW-efz.ms-acdc.office.com. 3<text:tab/>IN<text:tab/>A<text:tab/>52.96.73.50</text:p>
      <text:p text:style-name="P21">MDW-efz.ms-acdc.office.com. 3<text:tab/>IN<text:tab/>A<text:tab/>52.96.239.178</text:p>
      <text:p text:style-name="P21"/>
      <text:p text:style-name="P21"/>
      <text:p text:style-name="P31">This links back to outlook. Looking at this, it seems like either something that has been forgotten in the PTR records or something that is used internally. I’m not quite sure, but I don’t think it should exist.</text:p>
      <text:p text:style-name="P11"><text:span text:style-name="T4"/></text:p>
      <text:p text:style-name="P11"><text:span text:style-name="T4">shodan</text:span></text:p>
      <table:table table:name="Table3" table:style-name="Table3">
        <table:table-column table:style-name="Table3.A"/>
        <table:table-column table:style-name="Table3.B"/>
        <table:table-column table:style-name="Table3.C"/>
        <table:table-row>
          <table:table-cell table:style-name="Table3.A1" office:value-type="string">
            <text:p text:style-name="P52">IP address</text:p>
          </table:table-cell>
          <table:table-cell table:style-name="Table3.A1" office:value-type="string">
            <text:p text:style-name="P52">Open Ports</text:p>
          </table:table-cell>
          <table:table-cell table:style-name="Table3.A1" office:value-type="string">
            <text:p text:style-name="P52">Note<text:span text:style-name="T1">s</text:span></text:p>
          </table:table-cell>
        </table:table-row>
        <table:table-row>
          <table:table-cell table:style-name="Table3.A1" office:value-type="string">
            <text:p text:style-name="P31">199.204.56.129</text:p>
          </table:table-cell>
          <table:table-cell table:style-name="Table3.A1" office:value-type="string">
            <text:p text:style-name="P31">80 443</text:p>
          </table:table-cell>
          <table:table-cell table:style-name="Table3.A1" office:value-type="string">
            <text:p text:style-name="P31">Mychart.org or mychart.com</text:p>
          </table:table-cell>
        </table:table-row>
        <table:table-row>
          <table:table-cell table:style-name="Table3.A1" office:value-type="string">
            <text:p text:style-name="P31">199.204.56.66</text:p>
          </table:table-cell>
          <table:table-cell table:style-name="Table3.A1" office:value-type="string">
            <text:p text:style-name="P31">80 443</text:p>
          </table:table-cell>
          <table:table-cell table:style-name="Table3.A1" office:value-type="string">
            <text:p text:style-name="P59">Focusgroups.epic.com, BipIP, and IIS</text:p>
          </table:table-cell>
        </table:table-row>
        <table:table-row>
          <table:table-cell table:style-name="Table3.A1" office:value-type="string">
            <text:p text:style-name="P31">45.42.32.71</text:p>
          </table:table-cell>
          <table:table-cell table:style-name="Table3.A1" office:value-type="string">
            <text:p text:style-name="P17">80 443</text:p>
          </table:table-cell>
          <table:table-cell table:style-name="Table3.A1" office:value-type="string">
            <text:p text:style-name="P31">ASP.NET application</text:p>
          </table:table-cell>
        </table:table-row>
        <table:table-row>
          <table:table-cell table:style-name="Table3.A1" office:value-type="string">
            <text:p text:style-name="P31">45.42.33.62</text:p>
          </table:table-cell>
          <table:table-cell table:style-name="Table3.A1" office:value-type="string">
            <text:p text:style-name="P17">80 443</text:p>
          </table:table-cell>
          <table:table-cell table:style-name="Table3.A1" office:value-type="string">
            <text:p text:style-name="P31">ASP.NET application, new network and whois gives EPIC Hosting organization</text:p>
          </table:table-cell>
        </table:table-row>
      </table:table>
      <text:p text:style-name="P11"/>
      <text:p text:style-name="P8"/>
      <text:p text:style-name="P32">This information would be useful in the case being something like an APT as I know what software frameworks and solutions they are using for hosting. There could zero day’s within ASP.NET, BigIP, and Microsoft’s IIS or I could react instantly once new attacks are found. This get me access to their web servers <text:soft-page-break/>and pivot from their potential using issues with other software I find. (As well, I could - with time – research there internal networks with content <text:span text:style-name="T24">like</text:span> from their job boards <text:span text:style-name="T24">for security/network/systems positions. </text:span></text:p>
      <text:p text:style-name="P8"/>
      <text:p text:style-name="P43"/>
      <text:p text:style-name="P43">Whois again (Epic Hosting)</text:p>
      <text:p text:style-name="P31"/>
      <text:p text:style-name="P31"/>
      <text:p text:style-name="P31">EPIC-HOSTING-V6 (NET6-2607-9A80-1) <text:tab/></text:p>
      <text:p text:style-name="P31"><text:tab/><text:tab/><text:tab/><text:tab/><text:tab/>2607:9A80:: - 2607:9A80:FFFF:FFFF:FFFF:FFFF:FFFF:FFFF</text:p>
      <text:p text:style-name="P31">EPIC-HOSTING-IP-4 (NET-170-133-208-0-1) <text:tab/>170.133.208.0 - 170.133.223.255</text:p>
      <text:p text:style-name="P31">EPIC-HOSTING-IP-5 (NET-208-56-192-0-1) <text:tab/>208.56.192.0 - 208.56.207.255</text:p>
      <text:p text:style-name="P31">EPIC-HOSTING-IP-2 (NET-216-99-216-0-1) <text:tab/>216.99.216.0 - 216.99.217.255</text:p>
      <text:p text:style-name="P31">EPIC-HOSTING-IP-1 (NET-45-42-32-0-1) <text:tab/>45.42.32.0 - 45.42.35.255</text:p>
      <text:p text:style-name="P31">EPIC-HOSTING-IP-3 (NET-68-65-248-0-1) <text:tab/>68.65.248.0 - 68.65.255.255</text:p>
      <text:p text:style-name="P31"/>
      <text:p text:style-name="P31"/>
      <text:p text:style-name="P11"/>
      <text:p text:style-name="P8"/>
      <text:p text:style-name="P33">From what I found with the time I had for this, <text:span text:style-name="T25">I don’t think much is information that shouldn’t be public. I think there are weird DNS records that my reveal an internal set up. But most of what I could find was vital to there business function to be publicly availab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Unifont" svg:font-family="Unifont"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8:16:06.146751583</meta:creation-date>
    <dc:date>2023-02-09T23:38:38.198714465</dc:date>
    <meta:editing-duration>PT20H31M47S</meta:editing-duration>
    <meta:editing-cycles>18</meta:editing-cycles>
    <meta:generator>LibreOffice/7.4.1.2$OpenBSD_X86_64 LibreOffice_project/40$Build-2</meta:generator>
    <meta:document-statistic meta:table-count="3" meta:image-count="0" meta:object-count="0" meta:page-count="7" meta:paragraph-count="216" meta:word-count="1799" meta:character-count="14300" meta:non-whitespace-character-count="12557"/>
  </office:meta>
</office:document-meta>
</file>